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end" style:justify-single-word="false"/>
      <style:text-properties style:font-name="Tahoma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 style:list-style-name="L1">
      <style:text-properties style:font-name="Tahoma"/>
    </style:style>
    <style:style style:name="P4" style:family="paragraph" style:parent-style-name="Standard" style:list-style-name="L2">
      <style:text-properties style:font-name="Tahoma"/>
    </style:style>
    <style:style style:name="P5" style:family="paragraph" style:parent-style-name="Standard" style:list-style-name="L2">
      <style:paragraph-properties fo:margin-left="1.251cm" fo:margin-right="0cm" fo:text-indent="0cm" style:auto-text-indent="false"/>
      <style:text-properties style:font-name="Tahoma"/>
    </style:style>
    <style:style style:name="P6" style:family="paragraph" style:parent-style-name="Standard" style:list-style-name="L3">
      <style:text-properties style:font-name="Tahoma"/>
    </style:style>
    <style:style style:name="P7" style:family="paragraph" style:parent-style-name="Standard" style:list-style-name="L3">
      <style:paragraph-properties fo:margin-left="1.251cm" fo:margin-right="0cm" fo:text-indent="0cm" style:auto-text-indent="false"/>
      <style:text-properties style:font-name="Tahoma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Tahoma"/>
    </style:style>
    <style:style style:name="P10" style:family="paragraph" style:parent-style-name="Standard" style:list-style-name="L4">
      <style:paragraph-properties fo:margin-left="0cm" fo:margin-right="0cm" fo:text-indent="0cm" style:auto-text-indent="false"/>
      <style:text-properties style:font-name="Tahoma"/>
    </style:style>
    <style:style style:name="P11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bold" style:font-weight-asian="bold" style:font-weight-complex="bold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4" style:family="paragraph" style:parent-style-name="Standard" style:list-style-name="L5">
      <style:paragraph-properties fo:margin-left="-1.251cm" fo:margin-right="0cm" fo:text-indent="0cm" style:auto-text-indent="false"/>
      <style:text-properties style:font-name="Tahoma" fo:font-weight="normal" style:font-weight-asian="normal" style:font-weight-complex="normal"/>
    </style:style>
    <style:style style:name="P15" style:family="paragraph" style:parent-style-name="Standard">
      <style:text-properties style:font-name="Tahoma"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Tahoma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NAL: DB model ver. 1.0</text:h>
      <text:p text:style-name="P1"/>
      <text:p text:style-name="P2">Datum posljednjeg ažuriranja: 31.10.2006</text:p>
      <text:p text:style-name="P1"/>
      <text:h text:style-name="Heading_20_2" text:outline-level="2">1. Opis</text:h>
      <text:p text:style-name="P1">Baza RNAL se sastoji od nekoliko tabela koje se prema primarnoj podjeli dijele na:</text:p>
      <text:p text:style-name="P1"/>
      <text:list text:style-name="L1">
        <text:list-item>
          <text:p text:style-name="P3">tabele šifrarnika</text:p>
        </text:list-item>
        <text:list-item>
          <text:p text:style-name="P3">tabele kumulativa</text:p>
        </text:list-item>
      </text:list>
      <text:p text:style-name="P1"/>
      <text:p text:style-name="P1">Neke od tabela su dostupne za unos (npr, grupe - groups), dok se drugi dio tabela koristi u svrhu relacije spajanja više tabela, najbolji je primjer kod tabela: elements -&gt; elem_ops -&gt; ...itd... Zapisi ovih tabela se ažuriraju u background-u kod korisničkog unosa (dakle, korisnik to ne vidi...)</text:p>
      <text:p text:style-name="P1"/>
      <text:p text:style-name="P1">Kumulativne tabele sadrže informacije o dokumentima, sa svim svojim potrebnim podacima, kao što su broj dokumenta koji je jedinstven za svaki nalog, datum dokumenta, broj isporuke, partner, kontakt itd... </text:p>
      <text:p text:style-name="P1"/>
      <text:p text:style-name="P1">Tabele šifrarnika su: <text:span text:style-name="T1">grupe</text:span>, atributi grupa, artikli, elementi artikala, dodatne operacije...</text:p>
      <text:p text:style-name="P1">Kod tabela šifrarnika tabela artikala je najkompleksnija tabela, te se na taj dio je potrebno obraditi najveći dio pažnje pri razumjevanju. Tabela artikala se direktno referencira na sljedeće tabele:</text:p>
      <text:p text:style-name="P1"/>
      <text:list text:style-name="L2">
        <text:list-item>
          <text:p text:style-name="P4">elements (elementi)</text:p>
        </text:list-item>
        <text:list-item>
          <text:p text:style-name="P5">elem_ops (dodatne operacije nad elementima)</text:p>
        </text:list-item>
        <text:list-item>
          <text:p text:style-name="P5">elem_attribs (atributi elemenata)</text:p>
        </text:list-item>
      </text:list>
      <text:p text:style-name="P1"/>
      <text:p text:style-name="P1">a one se referenciraju dalje na drugi set tabela (groups....) i to je u suštini najkompleksniji dio kompletnog modula. Relacije se najbolje vide na ER modelu pod dijelom 'articles'.</text:p>
      <text:p text:style-name="P1"><text:s/></text:p>
      <text:p text:style-name="P1">Jedan artikal sadrži najmanje 1 do n elemenata, a opet svaki element najmanje 1 do n atributa, te može da sadrži, ali i ne mora, 1 do n dodatnih operacija.</text:p>
      <text:p text:style-name="P1"/>
      <text:p text:style-name="P1"/>
      <text:h text:style-name="Heading_20_2" text:outline-level="2">2. Podaci i baza</text:h>
      <text:p text:style-name="P1">Baza modela je napravljena u HSQL database engine-u. Više informacija na stranici: <text:s/><text:a xlink:type="simple" xlink:href="http://www.hsqldb.org/">http://www.hsqldb.org/</text:a></text:p>
      <text:p text:style-name="P1"><text:s/></text:p>
      <text:p text:style-name="P1">Pošto je HSQLDB sastavi dio oo2, baza se može otvoriti i unutar oo2 aplikacija (writer ili base). Sljedeće poglavlje opisuje detalje konekcije unutar oo2.</text:p>
      <text:h text:style-name="Heading_20_4" text:outline-level="4">2.1 Upute za otvaranje hsqldb rnal baze kroz open office</text:h>
      <text:p text:style-name="P1">RNAL baza je napravljena u HSQLDB engine-u, i nalazi se na sljedećoj lokaciji <text:s/><text:a xlink:type="simple" xlink:href="http://repos.sigma-com.net/dev/Fmk/RNAL/db/model/rnal_model.7z">http://repos.sigma-com.net/dev/Fmk/RNAL/db/model/rnal_model.7z</text:a></text:p>
      <text:p text:style-name="P1">Baza je zapakovana u 7zip formatu, te je prije korištenja treba i raspakovati na željenu lokaciju. Nakon što raspakujem bazu otvorim oo writer aplikaciju, i biram File-&gt;New-&gt;Database.</text:p>
      <text:p text:style-name="P1">Sa database wizarda odabiremo <text:span text:style-name="T2">Conect to existing database</text:span> te kao driver ostavljamo <text:span text:style-name="T3">JDBC</text:span>. </text:p>
      <text:p text:style-name="P1"/>
      <text:p text:style-name="P1">U polje <text:span text:style-name="T4">datasource url</text:span> navodimo sljedeće:</text:p>
      <text:p text:style-name="P1"/>
      <text:list text:style-name="L3">
        <text:list-item>
          <text:p text:style-name="P6"><text:span text:style-name="T3">jdbc:hsqldb:file:</text:span>&lt;lokacija baze + naziv baze&gt;</text:p>
        </text:list-item>
        <text:list-item>
          <text:p text:style-name="P7">primjer windows: <text:span text:style-name="T5">jdbc:hsqldb:</text:span><text:a xlink:type="simple" xlink:href="../../../../../../test_database/rnal.db">file:c:\rnal_database\rnal.db</text:a></text:p>
        </text:list-item>
        <text:list-item>
          <text:p text:style-name="P7">primjer linux: <text:span text:style-name="T5">jdbc:hsqldb:</text:span><text:a xlink:type="simple" xlink:href="/home/user/rnal_database/rnal.db">file:/home/user/rnal_database/rnal.db</text:a></text:p>
        </text:list-item>
      </text:list>
      <text:p text:style-name="P8">(primjer: ako smo raspakovali bazu u folder <text:span text:style-name="T5">rnal_database</text:span>)</text:p>
      <text:p text:style-name="P9"/>
      <text:p text:style-name="P9">U polje <text:span text:style-name="T4">driver class</text:span> navodimo sljedeće: <text:span text:style-name="T3">org.hsqldb.jdbcDriver</text:span></text:p>
      <text:p text:style-name="P9">Username za korištenje baze je: <text:span text:style-name="T5">sa</text:span></text:p>
      <text:p text:style-name="P9"/>
      <text:p text:style-name="P9">Nakon ovih podešenja samo registrujemo bazu unutar oo aplikacije.</text:p>
      <text:p text:style-name="P9"/>
      <text:p text:style-name="P9"/>
      <text:h text:style-name="Heading_20_2" text:outline-level="2">3. Pogled na bazu, tabele i relacije</text:h>
      <text:p text:style-name="P1">Sljedeći link sadrži pregled podataka tabela i njihovih relacija dobijenih na osnovu sql upita, podaci i pregledi su smješteni u oo2 spredsheet aplikaciji.</text:p>
      <text:p text:style-name="P1"/>
      <text:list text:style-name="L4">
        <text:list-item>
          <text:p text:style-name="P10"><text:a xlink:type="simple" xlink:href="http://repos.sigma-com.net/dev/Fmk/RNAL/db/model/rnal_model.ods">rnal_model spredsheet uzorci podataka</text:a></text:p>
        </text:list-item>
      </text:list>
      <text:p text:style-name="P9"/>
      <text:h text:style-name="Heading_20_2" text:outline-level="2">4. Grafički dijagrami</text:h>
      <text:p text:style-name="P1">Sljedeći linkovi sadrže grafičke prikaze modela. ER dijagram je napravljen u dvije varijante, čiste relacije tabele, relacije tabela + dodatni uzorci podataka za svaku tabelu.</text:p>
      <text:p text:style-name="P1"/>
      <text:p text:style-name="P1">ER model baze u vektorskom obliku</text:p>
      <text:p text:style-name="P1"/>
      <text:list text:style-name="L5">
        <text:list-item>
          <text:list>
            <text:list-item>
              <text:list>
                <text:list-item>
                  <text:p text:style-name="P11"><text:a xlink:type="simple" xlink:href="http://repos.sigma-com.net/dev/Fmk/RNAL/db/model/rnal.svg" office:name="svg_rnal_model">SVG </text:a><text:a xlink:type="simple" xlink:href="http://repos.sigma-com.net/dev/Fmk/RNAL/db/model/rnal.svg" office:name="svg_rnal_model"><text:span text:style-name="T6">ER dijagram</text:span></text:a><text:span text:style-name="T7"> (*)</text:span></text:p>
                </text:list-item>
              </text:list>
            </text:list-item>
          </text:list>
        </text:list-item>
      </text:list>
      <text:p text:style-name="P12"/>
      <text:p text:style-name="P13">ER model baze u png formatu:</text:p>
      <text:p text:style-name="P12"/>
      <text:list text:style-name="L5">
        <text:list-item>
          <text:list>
            <text:list-item>
              <text:list>
                <text:list-item>
                  <text:p text:style-name="P14"><text:a xlink:type="simple" xlink:href="http://repos.sigma-com.net/dev/Fmk/RNAL/db/model/rnal_model.png" office:name="rnal.png">PNG ER model</text:a></text:p>
                </text:list-item>
                <text:list-item>
                  <text:p text:style-name="P14"><text:a xlink:type="simple" xlink:href="http://repos.sigma-com.net/dev/Fmk/RNAL/db/model/rnal_model_wdata.png" office:name="rnal_model_wdata.png">PNG ER model sa dodatnim uzorkom podataka</text:a></text:p>
                </text:list-item>
              </text:list>
            </text:list-item>
          </text:list>
        </text:list-item>
      </text:list>
      <text:p text:style-name="P1"/>
      <text:p text:style-name="P15">Napomene:</text:p>
      <text:p text:style-name="P1"><text:span text:style-name="T8">(*) zahtjeva</text:span> <text:a xlink:type="simple" xlink:href="http://www.inkscape.org/" office:name="inkscape" office:target-frame-name="_blank" xlink:show="new">inkscape</text:a> <text:span text:style-name="T8">verziju &gt;= 0.40* </text:span></text:p>
      <text:p text:style-name="P16"><text:s text:c="5"/>dijagram je napravljen u layerima (layer – ER model, layer – ER model with data)</text:p>
      <text:p text:style-name="P1"/>
      <text:p text:style-name="P1"/>
      <text:h text:style-name="Heading_20_2" text:outline-level="2">5. RNAL, riječnik termina – glossary</text:h>
      <text:p text:style-name="P1">Objašnjenja pojedinih fraza, tabela i polja se mogu naći u glossary-ju na sljedećoj adresi: <text:a xlink:type="simple" xlink:href="http://trac.sigma-com.net/dev-Fmk/wiki/FmkRnalDevGlossary">http://trac.sigma-com.net/dev-Fmk/wiki/FmkRnalDevGlossary</text:a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4:32</meta:creation-date>
    <dc:creator>Zeljka Vranic</dc:creator>
    <dc:date>2006-10-31T18:46:37</dc:date>
    <dc:language>en-US</dc:language>
    <meta:editing-cycles>24</meta:editing-cycles>
    <meta:editing-duration>PT1H23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8" meta:word-count="531" meta:character-count="3458"/>
  </office:meta>
</office:document-meta>
</file>